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i mathvariant="italic">tf</mi>
      <mrow>
        <mrow>
          <mo stretchy="false">(</mo>
          <mrow>
            <mi>t</mi>
            <mi>,</mi>
            <mi>d</mi>
          </mrow>
          <mo stretchy="false">)</mo>
        </mrow>
        <mo stretchy="false">=</mo>
        <mrow>
          <mn>0.5</mn>
          <mo stretchy="false">+</mo>
          <mfrac>
            <mrow>
              <mrow>
                <mn>0.5</mn>
                <mo stretchy="false">+</mo>
                <msub>
                  <mi>f</mi>
                  <mrow>
                    <mo stretchy="false">(</mo>
                    <mrow>
                      <mi>t</mi>
                      <mi>,</mi>
                      <mi>d</mi>
                    </mrow>
                    <mo stretchy="false">)</mo>
                  </mrow>
                </msub>
              </mrow>
            </mrow>
            <mrow>
              <mi mathvariant="italic">max</mi>
              <mrow>
                <mo stretchy="false">(</mo>
                <mrow>
                  <msub>
                    <mi>f</mi>
                    <mrow>
                      <mo stretchy="false">(</mo>
                      <mrow>
                        <mi>t</mi>
                        <mi>,</mi>
                        <mi>d</mi>
                        <mi mathvariant="normal">:</mi>
                        <mrow>
                          <mi>t</mi>
                          <mo stretchy="false">∈</mo>
                          <mi>d</mi>
                        </mrow>
                      </mrow>
                      <mo stretchy="false">)</mo>
                    </mrow>
                  </msub>
                </mrow>
                <mo stretchy="false">)</mo>
              </mrow>
            </mrow>
          </mfrac>
        </mrow>
      </mrow>
    </mrow>
    <annotation encoding="StarMath 5.0">tf(t,d) = 0.5 + {0.5 + f_(t,d)} over {max (f_(t,d : t in d)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13:37:01.01</meta:creation-date>
    <meta:generator>OpenOffice/4.0.1$Win32 OpenOffice.org_project/401m5$Build-9714</meta:generator>
  </office:meta>
</office:document-meta>
</file>